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175ca6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1e12cb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75ca6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4pt" fo:font-weight="bold" officeooo:rsid="001e12cb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4pt" fo:font-weight="bold" officeooo:rsid="0020c4f3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8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9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10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.1000003814697pt" fo:font-weight="bold" officeooo:rsid="00175ca6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.1000003814697pt" fo:font-weight="bold" officeooo:rsid="001e12cb" fo:background-color="transparent" loext:char-shading-value="0" style:font-name-asian="Calibri" style:font-name-complex="Calibri"/>
    </style:style>
    <style:style style:name="T14" style:family="text">
      <style:text-properties fo:color="#999999" loext:opacity="100%" style:font-name="Calibri" fo:font-size="14.1000003814697pt" fo:font-weight="bold" officeooo:rsid="0020c4f3" fo:background-color="transparent" loext:char-shading-value="0" style:font-name-asian="Calibri" style:font-name-complex="Calibri"/>
    </style:style>
    <style:style style:name="T15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6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7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8" style:family="text">
      <style:text-properties officeooo:rsid="000f9342"/>
    </style:style>
    <style:style style:name="T19" style:family="text">
      <style:text-properties officeooo:rsid="00108fcf"/>
    </style:style>
    <style:style style:name="T20" style:family="text">
      <style:text-properties officeooo:rsid="0011ae4e"/>
    </style:style>
    <style:style style:name="T21" style:family="text">
      <style:text-properties officeooo:rsid="001e12cb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28in" draw:visible-area-height="1.9728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6">204</text:span><text:span text:style-name="T7"><text:line-break/></text:span><text:span text:style-name="T8">An Amateur Radio Companion</text:span></text:p>
      <text:p text:style-name="P2"><text:span text:style-name="T14">December</text:span><text:span text:style-name="T10"> </text:span><text:span text:style-name="T14">4</text:span><text:span text:style-name="T13">th</text:span><text:span text:style-name="T15">, 202</text:span><text:span text:style-name="T16">2</text:span></text:p>
      <text:p text:style-name="P4"/>
      <text:p text:style-name="P7">General Information</text:p>
      <text:p text:style-name="P5"/>
      <text:p text:style-name="P10"/>
      <text:p text:style-name="P5"/>
      <text:p text:style-name="P9">As always if you find any bugs or have any suggestions or comments, <text:span text:style-name="T20">w</text:span>e welcome those in our Groups.IO, Discord <text:span text:style-name="T19">and Facebook </text:span>channels. </text:p>
      <text:p text:style-name="P5"/>
      <text:p text:style-name="P8">Changelog</text:p>
      <text:list text:style-name="L1">
        <text:list-item>
          <text:p text:style-name="P11"><text:s text:c="2"/>Fixed CPU usage issue with messaging</text:p>
        </text:list-item>
        <text:list-item>
          <text:p text:style-name="P11"><text:s text:c="2"/>Fixed Logging -&gt; Local File(s) not showing files selected</text:p>
        </text:list-item>
        <text:list-item>
          <text:p text:style-name="P11"><text:s text:c="2"/>Honor POTA spot expiration</text:p>
        </text:list-item>
        <text:list-item>
          <text:p text:style-name="P12"><text:s text:c="2"/>New <text:span text:style-name="T21">option ‘C</text:span>lear DX Call, DX Grid, Tx1-Tx5 when calling CQ in WSJT-X’</text:p>
          <text:list>
            <text:list-item>
              <text:p text:style-name="P12">-- Settings -&gt; Lookups -&gt; Feature Control -&gt; Clear on CQ</text:p>
            </text:list-item>
          </text:list>
        </text:list-item>
      </text:list>
      <text:p text:style-name="P5"/>
      <text:p text:style-name="P6"/>
      <text:p text:style-name="P5"/>
      <text:p text:style-name="P9">GridTracker is:</text:p>
      <text:p text:style-name="P9">Copyright © 2018-202<text:span text:style-name="T18">2</text:span>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9">Source code is available at GitLab: </text:span><text:a xlink:type="simple" xlink:href="https://gitlab.com/gridtracker.org/gridtracker" text:style-name="Internet_20_link" text:visited-style-name="Visited_20_Internet_20_Link"><text:span text:style-name="T17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4T12:04:44.978000000</dc:date>
    <meta:editing-duration>PT23M56S</meta:editing-duration>
    <meta:editing-cycles>18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16" meta:word-count="116" meta:character-count="744" meta:non-whitespace-character-count="640"/>
  </office:meta>
</office:document-meta>
</file>